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arg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(t) =T(1)/T(t)</text:p>
          </table:table-cell>
          <table:table-cell office:value-type="string" calcext:value-type="string">
            <text:p>E(t)=S(t)/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Run 1'.B2]+[$'Run 2'.B2]+[$'Run 3'.B2])/3" office:value-type="float" office:value="88.5093333333333" calcext:value-type="float">
            <text:p>88.5093333333333</text:p>
          </table:table-cell>
          <table:table-cell table:formula="of:=([$'Run 1'.C2]+[$'Run 2'.C2]+[$'Run 3'.C2])/3" office:value-type="float" office:value="0" calcext:value-type="float">
            <text:p>0</text:p>
          </table:table-cell>
          <table:table-cell table:formula="of:=([$'Run 1'.D2]+[$'Run 2'.D2]+[$'Run 3'.D2])/3" office:value-type="float" office:value="88.525" calcext:value-type="float">
            <text:p>88.525</text:p>
          </table:table-cell>
          <table:table-cell table:formula="of:=[.$D$2]/[.D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Run 1'.B3]+[$'Run 2'.B3]+[$'Run 3'.B3])/3" office:value-type="float" office:value="36.9066666666667" calcext:value-type="float">
            <text:p>36.9066666666667</text:p>
          </table:table-cell>
          <table:table-cell table:formula="of:=([$'Run 1'.C3]+[$'Run 2'.C3]+[$'Run 3'.C3])/3" office:value-type="float" office:value="0.01" calcext:value-type="float">
            <text:p>0.01</text:p>
          </table:table-cell>
          <table:table-cell table:formula="of:=([$'Run 1'.D3]+[$'Run 2'.D3]+[$'Run 3'.D3])/3" office:value-type="float" office:value="36.9366666666667" calcext:value-type="float">
            <text:p>36.9366666666667</text:p>
          </table:table-cell>
          <table:table-cell table:formula="of:=[.$D$2]/[.D3]" office:value-type="float" office:value="2.39666997563397" calcext:value-type="float">
            <text:p>2.39666997563397</text:p>
          </table:table-cell>
          <table:table-cell table:formula="of:=[.E3]/[.A3]" office:value-type="float" office:value="1.19833498781698" calcext:value-type="float">
            <text:p>1.19833498781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Run 1'.B4]+[$'Run 2'.B4]+[$'Run 3'.B4])/3" office:value-type="float" office:value="19.7266666666667" calcext:value-type="float">
            <text:p>19.7266666666667</text:p>
          </table:table-cell>
          <table:table-cell table:formula="of:=([$'Run 1'.C4]+[$'Run 2'.C4]+[$'Run 3'.C4])/3" office:value-type="float" office:value="0.01" calcext:value-type="float">
            <text:p>0.01</text:p>
          </table:table-cell>
          <table:table-cell table:formula="of:=([$'Run 1'.D4]+[$'Run 2'.D4]+[$'Run 3'.D4])/3" office:value-type="float" office:value="19.7733333333333" calcext:value-type="float">
            <text:p>19.7733333333333</text:p>
          </table:table-cell>
          <table:table-cell table:formula="of:=[.$D$2]/[.D4]" office:value-type="float" office:value="4.47698921105866" calcext:value-type="float">
            <text:p>4.47698921105866</text:p>
          </table:table-cell>
          <table:table-cell table:formula="of:=[.E4]/[.A4]" office:value-type="float" office:value="1.11924730276467" calcext:value-type="float">
            <text:p>1.11924730276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Run 1'.B5]+[$'Run 2'.B5]+[$'Run 3'.B5])/3" office:value-type="float" office:value="8.59333333333333" calcext:value-type="float">
            <text:p>8.59333333333333</text:p>
          </table:table-cell>
          <table:table-cell table:formula="of:=([$'Run 1'.C5]+[$'Run 2'.C5]+[$'Run 3'.C5])/3" office:value-type="float" office:value="0.0166666666666667" calcext:value-type="float">
            <text:p>0.016666666666667</text:p>
          </table:table-cell>
          <table:table-cell table:formula="of:=([$'Run 1'.D5]+[$'Run 2'.D5]+[$'Run 3'.D5])/3" office:value-type="float" office:value="8.66666666666667" calcext:value-type="float">
            <text:p>8.66666666666667</text:p>
          </table:table-cell>
          <table:table-cell table:formula="of:=[.$D$2]/[.D5]" office:value-type="float" office:value="10.2144230769231" calcext:value-type="float">
            <text:p>10.2144230769231</text:p>
          </table:table-cell>
          <table:table-cell table:formula="of:=[.E5]/[.A5]" office:value-type="float" office:value="1.27680288461538" calcext:value-type="float">
            <text:p>1.276802884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$'Run 1'.B6]+[$'Run 2'.B6]+[$'Run 3'.B6])/3" office:value-type="float" office:value="4.02666666666667" calcext:value-type="float">
            <text:p>4.02666666666667</text:p>
          </table:table-cell>
          <table:table-cell table:formula="of:=([$'Run 1'.C6]+[$'Run 2'.C6]+[$'Run 3'.C6])/3" office:value-type="float" office:value="0.173333333333333" calcext:value-type="float">
            <text:p>0.173333333333333</text:p>
          </table:table-cell>
          <table:table-cell table:formula="of:=([$'Run 1'.D6]+[$'Run 2'.D6]+[$'Run 3'.D6])/3" office:value-type="float" office:value="4.40333333333333" calcext:value-type="float">
            <text:p>4.40333333333333</text:p>
          </table:table-cell>
          <table:table-cell table:formula="of:=[.$D$2]/[.D6]" office:value-type="float" office:value="20.1040878122634" calcext:value-type="float">
            <text:p>20.1040878122634</text:p>
          </table:table-cell>
          <table:table-cell table:formula="of:=[.E6]/[.A6]" office:value-type="float" office:value="1.25650548826646" calcext:value-type="float">
            <text:p>1.25650548826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$'Run 1'.B7]+[$'Run 2'.B7]+[$'Run 3'.B7])/3" office:value-type="float" office:value="2.79333333333333" calcext:value-type="float">
            <text:p>2.79333333333333</text:p>
          </table:table-cell>
          <table:table-cell table:formula="of:=([$'Run 1'.C7]+[$'Run 2'.C7]+[$'Run 3'.C7])/3" office:value-type="float" office:value="0.32" calcext:value-type="float">
            <text:p>0.32</text:p>
          </table:table-cell>
          <table:table-cell table:formula="of:=([$'Run 1'.D7]+[$'Run 2'.D7]+[$'Run 3'.D7])/3" office:value-type="float" office:value="3.18" calcext:value-type="float">
            <text:p>3.18</text:p>
          </table:table-cell>
          <table:table-cell table:formula="of:=[.$D$2]/[.D7]" office:value-type="float" office:value="27.8380503144654" calcext:value-type="float">
            <text:p>27.8380503144654</text:p>
          </table:table-cell>
          <table:table-cell table:formula="of:=[.E7]/[.A7]" office:value-type="float" office:value="0.869939072327044" calcext:value-type="float">
            <text:p>0.8699390723270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(t) =T(1)/T(t)</text:p>
          </table:table-cell>
          <table:table-cell office:value-type="string" calcext:value-type="string">
            <text:p>E(t)=S(t)/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48" calcext:value-type="float">
            <text:p>125.48</text:p>
          </table:table-cell>
          <table:table-cell office:value-type="float" office:value="99.28" calcext:value-type="float">
            <text:p>99.28</text:p>
          </table:table-cell>
          <table:table-cell office:value-type="float" office:value="226.538" calcext:value-type="float">
            <text:p>226.538</text:p>
          </table:table-cell>
          <table:table-cell table:formula="of:=[.$D$10]/[.D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.485" calcext:value-type="float">
            <text:p>73.485</text:p>
          </table:table-cell>
          <table:table-cell office:value-type="float" office:value="20.468" calcext:value-type="float">
            <text:p>20.468</text:p>
          </table:table-cell>
          <table:table-cell office:value-type="float" office:value="95.295" calcext:value-type="float">
            <text:p>95.295</text:p>
          </table:table-cell>
          <table:table-cell table:formula="of:=[.$D$10]/[.D11]" office:value-type="float" office:value="2.37722860590797" calcext:value-type="float">
            <text:p>2.37722860590797</text:p>
          </table:table-cell>
          <table:table-cell table:formula="of:=[.E11]/[.A11]" office:value-type="float" office:value="1.18861430295399" calcext:value-type="float">
            <text:p>1.18861430295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645" calcext:value-type="float">
            <text:p>33.645</text:p>
          </table:table-cell>
          <table:table-cell office:value-type="float" office:value="17.06" calcext:value-type="float">
            <text:p>17.06</text:p>
          </table:table-cell>
          <table:table-cell office:value-type="float" office:value="52.12" calcext:value-type="float">
            <text:p>52.12</text:p>
          </table:table-cell>
          <table:table-cell table:formula="of:=[.$D$10]/[.D12]" office:value-type="float" office:value="4.34646968534152" calcext:value-type="float">
            <text:p>4.34646968534152</text:p>
          </table:table-cell>
          <table:table-cell table:formula="of:=[.E12]/[.A12]" office:value-type="float" office:value="1.08661742133538" calcext:value-type="float">
            <text:p>1.08661742133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762" calcext:value-type="float">
            <text:p>14.762</text:p>
          </table:table-cell>
          <table:table-cell office:value-type="float" office:value="12.17" calcext:value-type="float">
            <text:p>12.17</text:p>
          </table:table-cell>
          <table:table-cell office:value-type="float" office:value="28.379" calcext:value-type="float">
            <text:p>28.379</text:p>
          </table:table-cell>
          <table:table-cell table:formula="of:=[.$D$10]/[.D13]" office:value-type="float" office:value="7.98259276225378" calcext:value-type="float">
            <text:p>7.98259276225378</text:p>
          </table:table-cell>
          <table:table-cell table:formula="of:=[.E13]/[.A13]" office:value-type="float" office:value="0.997824095281722" calcext:value-type="float">
            <text:p>0.997824095281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163" calcext:value-type="float">
            <text:p>9.163</text:p>
          </table:table-cell>
          <table:table-cell office:value-type="float" office:value="9.41" calcext:value-type="float">
            <text:p>9.41</text:p>
          </table:table-cell>
          <table:table-cell office:value-type="float" office:value="20.162" calcext:value-type="float">
            <text:p>20.162</text:p>
          </table:table-cell>
          <table:table-cell table:formula="of:=[.$D$10]/[.D14]" office:value-type="float" office:value="11.2358892966968" calcext:value-type="float">
            <text:p>11.2358892966968</text:p>
          </table:table-cell>
          <table:table-cell table:formula="of:=[.E14]/[.A14]" office:value-type="float" office:value="0.702243081043547" calcext:value-type="float">
            <text:p>0.702243081043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184" calcext:value-type="float">
            <text:p>7.184</text:p>
          </table:table-cell>
          <table:table-cell office:value-type="float" office:value="5.202" calcext:value-type="float">
            <text:p>5.202</text:p>
          </table:table-cell>
          <table:table-cell office:value-type="float" office:value="13.939" calcext:value-type="float">
            <text:p>13.939</text:p>
          </table:table-cell>
          <table:table-cell table:formula="of:=[.$D$10]/[.D15]" office:value-type="float" office:value="16.2520984288686" calcext:value-type="float">
            <text:p>16.2520984288686</text:p>
          </table:table-cell>
          <table:table-cell table:formula="of:=[.E15]/[.A15]" office:value-type="float" office:value="0.507878075902145" calcext:value-type="float">
            <text:p>0.507878075902145</text:p>
          </table:table-cell>
        </table:table-row>
      </table:table>
      <table:table table:name="Run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58" calcext:value-type="float">
            <text:p>82.58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01" calcext:value-type="float">
            <text:p>0.01</text:p>
          </table:table-cell>
          <table:table-cell office:value-type="float" office:value="36.74" calcext:value-type="float">
            <text:p>36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13" calcext:value-type="float">
            <text:p>20.13</text:p>
          </table:table-cell>
          <table:table-cell office:value-type="float" office:value="0.01" calcext:value-type="float">
            <text:p>0.01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8.84</text:p>
          </table:table-cell>
          <table:table-cell office:value-type="float" office:value="0.03" calcext:value-type="float">
            <text:p>0.03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17" calcext:value-type="float">
            <text:p>0.1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9" calcext:value-type="float">
            <text:p>2.89</text:p>
          </table:table-cell>
          <table:table-cell office:value-type="float" office:value="0.33" calcext:value-type="float">
            <text:p>0.3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table table:name="Run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168" calcext:value-type="float">
            <text:p>86.168</text:p>
          </table:table-cell>
          <table:table-cell office:value-type="float" office:value="0" calcext:value-type="float">
            <text:p>0</text:p>
          </table:table-cell>
          <table:table-cell office:value-type="float" office:value="86.185" calcext:value-type="float">
            <text:p>86.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01" calcext:value-type="float">
            <text:p>0.01</text:p>
          </table:table-cell>
          <table:table-cell office:value-type="float" office:value="36.74" calcext:value-type="float">
            <text:p>36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16" calcext:value-type="float">
            <text:p>19.16</text:p>
          </table:table-cell>
          <table:table-cell office:value-type="float" office:value="0.01" calcext:value-type="float">
            <text:p>0.01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" calcext:value-type="float">
            <text:p>9.12</text:p>
          </table:table-cell>
          <table:table-cell office:value-type="float" office:value="0.01" calcext:value-type="float">
            <text:p>0.01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2" calcext:value-type="float">
            <text:p>4.12</text:p>
          </table:table-cell>
          <table:table-cell office:value-type="float" office:value="0.19" calcext:value-type="float">
            <text:p>0.1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9" calcext:value-type="float">
            <text:p>2.79</text:p>
          </table:table-cell>
          <table:table-cell office:value-type="float" office:value="0.32" calcext:value-type="float">
            <text:p>0.3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table table:name="Run 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.78" calcext:value-type="float">
            <text:p>96.78</text:p>
          </table:table-cell>
          <table:table-cell office:value-type="float" office:value="0" calcext:value-type="float">
            <text:p>0</text:p>
          </table:table-cell>
          <table:table-cell office:value-type="float" office:value="96.79" calcext:value-type="float">
            <text:p>96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3" calcext:value-type="float">
            <text:p>37.3</text:p>
          </table:table-cell>
          <table:table-cell office:value-type="float" office:value="0.01" calcext:value-type="float">
            <text:p>0.01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9" calcext:value-type="float">
            <text:p>19.89</text:p>
          </table:table-cell>
          <table:table-cell office:value-type="float" office:value="0.01" calcext:value-type="float">
            <text:p>0.01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2" calcext:value-type="float">
            <text:p>7.82</text:p>
          </table:table-cell>
          <table:table-cell office:value-type="float" office:value="0.01" calcext:value-type="float">
            <text:p>0.01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4" calcext:value-type="float">
            <text:p>4.24</text:p>
          </table:table-cell>
          <table:table-cell office:value-type="float" office:value="0.16" calcext:value-type="float">
            <text:p>0.16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office:value-type="float" office:value="0.31" calcext:value-type="float">
            <text:p>0.31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.503" calcext:value-type="float">
            <text:p>133.503</text:p>
          </table:table-cell>
          <table:table-cell office:value-type="float" office:value="145.725" calcext:value-type="float">
            <text:p>145.725</text:p>
          </table:table-cell>
          <table:table-cell office:value-type="float" office:value="280.668" calcext:value-type="float">
            <text:p>280.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.485" calcext:value-type="float">
            <text:p>61.485</text:p>
          </table:table-cell>
          <table:table-cell office:value-type="float" office:value="27.468" calcext:value-type="float">
            <text:p>27.468</text:p>
          </table:table-cell>
          <table:table-cell office:value-type="float" office:value="90.295" calcext:value-type="float">
            <text:p>90.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645" calcext:value-type="float">
            <text:p>33.645</text:p>
          </table:table-cell>
          <table:table-cell office:value-type="float" office:value="17.06" calcext:value-type="float">
            <text:p>17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55" calcext:value-type="float">
            <text:p>26.4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5:43:28.447077371</meta:creation-date>
    <dc:date>2020-06-21T23:51:12.693986349</dc:date>
    <meta:editing-duration>PT7H14M1S</meta:editing-duration>
    <meta:editing-cycles>28</meta:editing-cycles>
    <meta:generator>LibreOffice/6.3.5.2$Linux_X86_64 LibreOffice_project/30$Build-2</meta:generator>
    <meta:document-statistic meta:table-count="4" meta:cell-count="208" meta:object-count="0"/>
  </office:meta>
</office:document-meta>
</file>